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9.022cm"/>
    </style:style>
    <style:style style:name="co3" style:family="table-column">
      <style:table-column-properties fo:break-before="auto" style:column-width="7.2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027cm"/>
    </style:style>
    <style:style style:name="co6" style:family="table-column">
      <style:table-column-properties fo:break-before="auto" style:column-width="6.08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Rechts</text:p>
          </table:table-cell>
          <table:table-cell table:style-name="ce2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uf Tournee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O mein Clown Papa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Planet im Nebel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Sie wollte schon immer Tänzerin werden</text:p>
          </table:table-cell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em der Bongo schlägt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öse Puppe Lustik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Reise nach Knoxvil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mal Washington und zurüc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hat den Blu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ienenmann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art kommt unter die Räd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Lebensret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/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Maggies erste Liebe</text:p>
          </table:table-cell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Dr. Pryo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 office:value-type="string" calcext:value-type="string">
            <text:p>Krusty, der Clown</text:p>
          </table:table-cell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ank Grimes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eorge Bush sen.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/>
          <table:table-cell office:value-type="string" calcext:value-type="string">
            <text:p>Die große Betrügerin</text:p>
          </table:table-cell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l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 office:value-type="string" calcext:value-type="string">
            <text:p>Projekt Weltraumsand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 office:value-type="string" calcext:value-type="string">
            <text:p>Der berüchtigte Kleinhirn-Malsti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 office:value-type="string" calcext:value-type="string">
            <text:p>Betragen mangelhaf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nicht to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tragen mangel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ick zurück aufs Ehegl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atratzen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Versa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Bruder für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Fluch auf Fl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uf Tourne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rriere mit Köpf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hat den Bl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 alles began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enderama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Planet im Nebel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Die Erbschaft</text:p>
          </table:table-cell>
          <table:table-cell/>
        </table:table-row>
        <table:table-row table:style-name="ro2">
          <table:table-cell office:value-type="string" calcext:value-type="string">
            <text:p>Jasper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Geschichte der zwei Springfield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/>
          <table:table-cell office:value-type="string" calcext:value-type="string">
            <text:p>Wer anderen einen Brunnen gräb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O mein Clown Pap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 office:value-type="string" calcext:value-type="string">
            <text:p>Süßer die Glocken nie tingel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Bart schlägt eine Schla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Barneys Hubschrauberflugstunde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ie böse Puppe Lustiku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rnstfal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Puppe Lustik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table:number-columns-repeated="2"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Luigi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Schon mal an Kinder gedacht?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schöne Jacque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eartbreak Hot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eine Frau für Mo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s Meisterwer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 wird ein Genie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 office:value-type="string" calcext:value-type="string">
            <text:p>Der blöde UNO-Club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Rezeptfrei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Bart ist nicht to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Himmlische Geschicht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/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Sh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table:number-columns-repeated="2" office:value-type="string" calcext:value-type="string">
            <text:p>Verbrechen lohnt sich nicht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…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Heiratskandidat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ine ganz normale Famili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Links liegen gelassen</text:p>
          </table:table-cell>
          <table:table-cell/>
        </table:table-row>
        <table:table-row table:style-name="ro2">
          <table:table-cell office:value-type="string" calcext:value-type="string">
            <text:p>Terry</text:p>
          </table:table-cell>
          <table:table-cell office:value-type="string" calcext:value-type="string">
            <text:p>Verbrechen lohnt sich nich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Homer und der Revolver</text:p>
          </table:table-cell>
          <table:table-cell/>
        </table:table-row>
        <table:table-row table:style-name="ro2">
          <table:table-cell office:value-type="string" calcext:value-type="string">
            <text:p>Zahnfleischbluter Murphy</text:p>
          </table:table-cell>
          <table:table-cell office:value-type="string" calcext:value-type="string">
            <text:p>Lisas Pon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Lieblingsunglücksfamili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/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Der Fahrschül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ett‘s Danc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Fett‘s Danc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rozes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Projekt Weltraumsand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Wir fahr‘n nach… Vegas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Friss meine Sports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ission Simpossibl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gegen Itchy &amp; Scratchy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Oklaho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, Kanada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Kriminalakte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Kristallblaue Versuchung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tallblaue Versuch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 office:value-type="string" calcext:value-type="string">
            <text:p>Der Winter unser monetarisiertes Vergnüge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Mentor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San Catellanet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der Auserwählt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m der Bongo schlägt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m der Bongo schlägt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s weihnachtet schwer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s weihnachtet schw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a Pura Vi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ein Todd. mein Todd. warum hast Du mich verlassen?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ensch gegen Maschin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Frinkcoin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poiler Boy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ldschirmlo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art Verschwöru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ggies erste Lieb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Krieg der Priester – Teil 2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Süßer die Glocken nie tingel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urns Begins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hood</text:p>
          </table:table-cell>
        </table:table-row>
        <table:table-row table:style-name="ro2" table:number-rows-repeated="1047851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>
          <table:table-cell table:number-columns-repeated="3"/>
        </table:table-row>
        <table:table-row table:style-name="ro2" table:visibility="filter">
          <table:table-cell table:number-columns-repeated="3"/>
        </table:table-row>
        <table:table-row table:style-name="ro2" table:visibility="filter">
          <table:table-cell table:number-columns-repeated="3"/>
        </table:table-row>
      </table:table>
      <table:table table:name="sonstiges" table:style-name="ta1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Smithers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Barney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Homer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links</text:p>
          </table:table-cell>
          <table:table-cell office:value-type="string" calcext:value-type="string">
            <text:p>Ein Bruder für Homer</text:p>
          </table:table-cell>
        </table:table-row>
        <table:table-row table:style-name="ro2">
          <table:table-cell office:value-type="string" calcext:value-type="string">
            <text:p>Moe öffnet eine Weinflasche mit links</text:p>
          </table:table-cell>
          <table:table-cell office:value-type="string" calcext:value-type="string">
            <text:p>Ein Fluch auf Flander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Bart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Marge bowlt mit rechts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Nur für Spieler und Prominent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Links liegen gelassen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Kirby malt mit rechts</text:p>
          </table:table-cell>
          <table:table-cell office:value-type="string" calcext:value-type="string">
            <text:p>Projekt Weltraumsand</text:p>
          </table:table-cell>
        </table:table-row>
        <table:table-row table:style-name="ro2">
          <table:table-cell office:value-type="string" calcext:value-type="string">
            <text:p>Nelson malt mit rechts</text:p>
          </table:table-cell>
          <table:table-cell office:value-type="string" calcext:value-type="string">
            <text:p>Die Bart Verschwörung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Lisa knackt den Rowdy-Code</text:p>
          </table:table-cell>
        </table:table-row>
        <table:table-row table:style-name="ro2">
          <table:table-cell office:value-type="string" calcext:value-type="string">
            <text:p>Bart wirft Baseball mit rechts</text:p>
          </table:table-cell>
          <table:table-cell office:value-type="string" calcext:value-type="string">
            <text:p>Bart wird ein Genie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Barthood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Rektor Skinners Gespür für Schnee</text:p>
          </table:table-cell>
        </table:table-row>
      </table:table>
      <table:named-expressions/>
      <table:database-ranges>
        <table:database-range table:name="__Anonymous_Sheet_DB__0" table:target-range-address="Schreibhand.A1:Schreibhand.C71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office="urn:oasis:names:tc:opendocument:xmlns:office:1.0" xmlns:fo="urn:oasis:names:tc:opendocument:xmlns:xsl-fo-compatible:1.0" xmlns:draw="urn:oasis:names:tc:opendocument:xmlns:drawing:1.0" xmlns:tableooo="http://openoffice.org/2009/table" xmlns:calcext="urn:org:documentfoundation:names:experimental:calc:xmlns:calcext:1.0" xmlns:dc="http://purl.org/dc/elements/1.1/" xmlns:ooow="http://openoffice.org/2004/writer" xmlns:ooo="http://openoffice.org/2004/office" xmlns:drawooo="http://openoffice.org/2010/draw" xmlns:xlink="http://www.w3.org/1999/xlink" xmlns:svg="urn:oasis:names:tc:opendocument:xmlns:svg-compatible:1.0" xmlns:chart="urn:oasis:names:tc:opendocument:xmlns:chart:1.0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.00.0000</text:date>, <text:time style:data-style-name="N2" text:time-value="15:50:12.70826194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xlink="http://www.w3.org/1999/xlink" xmlns:ooo="http://openoffice.org/2004/office" xmlns:dc="http://purl.org/dc/elements/1.1/" office:version="1.3">
  <office:meta>
    <meta:generator>LibreOffice/7.0.3.1$Linux_X86_64 LibreOffice_project/d7547858d014d4cf69878db179d326fc3483e082</meta:generator>
    <meta:creation-date>2006-09-16T14:57:30</meta:creation-date>
    <dc:date>2021-01-09T15:51:33.852814970</dc:date>
    <meta:editing-cycles>410</meta:editing-cycles>
    <meta:editing-duration>PT18H52M48S</meta:editing-duration>
    <meta:document-statistic meta:table-count="2" meta:cell-count="1713" meta:object-count="0"/>
    <meta:user-defined meta:name="Info 1"/>
    <meta:user-defined meta:name="Info 2"/>
    <meta:user-defined meta:name="Info 3"/>
    <meta:user-defined meta:name="Info 4"/>
  </office:meta>
</office:document-meta>
</file>